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C00000196000000F27AB83B2D.svm" manifest:media-type=""/>
  <manifest:file-entry manifest:full-path="Pictures/2000000C0000018C000000FA45E4E980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4586" draw:marker-start-width="0.237cm" draw:marker-end-width="0.237cm" draw:fill="none" draw:fill-color="#ffffff" draw:textarea-vertical-align="middle" draw:auto-grow-height="false" fo:min-height="0.749cm" fo:min-width="0.499cm" fo:padding-top="0.137cm" fo:padding-bottom="0.137cm" fo:padding-left="0.262cm" fo:padding-right="0.262cm"/>
    </style:style>
    <style:style style:name="gr2" style:family="graphic" style:parent-style-name="standard">
      <style:graphic-properties draw:stroke="solid" svg:stroke-width="0.025cm" svg:stroke-color="#000000" draw:marker-start-width="0.237cm" draw:marker-end-width="0.237cm" draw:fill="solid" draw:fill-color="#ffffff" draw:fill-hatch-solid="false" draw:textarea-vertical-align="middle" fo:padding-top="0.137cm" fo:padding-bottom="0.137cm" fo:padding-left="0.262cm" fo:padding-right="0.262cm"/>
    </style:style>
    <style:style style:name="gr3" style:family="graphic" style:parent-style-name="objectwithoutfill">
      <style:graphic-properties draw:stroke="dash" draw:stroke-dash="Ultrafine_20_Dashed" svg:stroke-width="0.025cm" svg:stroke-color="#808080" draw:marker-start-width="0.025cm" draw:marker-end="Arrow" draw:marker-end-width="0.152cm" draw:fill="none" draw:textarea-vertical-align="middle" fo:padding-top="0.137cm" fo:padding-bottom="0.137cm" fo:padding-left="0.262cm" fo:padding-right="0.262cm" draw:shadow-offset-x="0.203cm" draw:shadow-offset-y="0.203cm"/>
    </style:style>
    <style:style style:name="gr4" style:family="graphic" style:parent-style-name="objectwithoutfill">
      <style:graphic-properties svg:stroke-width="0.051cm" svg:stroke-color="#004586" draw:marker-start="Arrow" draw:marker-start-width="0.191cm" draw:marker-end="Arrow" draw:marker-end-width="0.191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TexMathsArgs="11§display§\rm R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1§display§\rm I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stroke="solid" draw:stroke-dash="Ultrafine_20_Dashed" svg:stroke-width="0.102cm" svg:stroke-color="#800000" draw:marker-start-width="0.14cm" draw:marker-end="Arrow" draw:marker-end-width="0.267cm" draw:fill="none" draw:textarea-vertical-align="middle" fo:padding-top="0.175cm" fo:padding-bottom="0.175cm" fo:padding-left="0.3cm" fo:padding-right="0.3cm" draw:shadow-offset-x="0.203cm" draw:shadow-offset-y="0.203cm"/>
    </style:style>
    <style:style style:name="gr8" style:family="graphic" style:parent-style-name="objectwithoutfill">
      <style:graphic-properties svg:stroke-width="0.051cm" svg:stroke-color="#004586" draw:marker-start-width="0.064cm" draw:marker-end="Arrow" draw:marker-end-width="0.191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35cm" draw:stroke-linejoin="miter" draw:fill="solid" draw:fill-color="#ffffff"/>
    </style:style>
    <style:style style:name="gr10" style:family="graphic" style:parent-style-name="standard">
      <style:graphic-properties draw:stroke="none" svg:stroke-width="0.035cm" draw:stroke-linejoin="miter" draw:fill="solid" draw:fill-color="#000000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62cm" svg:height="5.062cm" svg:x="0.369cm" svg:y="0.463cm">
          <text:p/>
          <draw:enhanced-geometry draw:mirror-horizontal="false" draw:mirror-vertical="false" draw:glue-point-type="segments" draw:type="mso-spt100" draw:modifiers="0.214589931129388 179.89843185434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ircle draw:style-name="gr2" draw:text-style-name="P1" draw:layer="layout" svg:width="2.337cm" svg:height="2.337cm" svg:x="1.73cm" svg:y="1.819cm" draw:kind="section" draw:start-angle="359.69" draw:end-angle="124.28">
          <text:p/>
        </draw:circle>
        <draw:line draw:style-name="gr3" draw:text-style-name="P1" draw:layer="layout" svg:x1="2.899cm" svg:y1="2.994cm" svg:x2="3.627cm" svg:y2="3.011cm">
          <text:p/>
        </draw:line>
        <draw:line draw:style-name="gr4" draw:text-style-name="P1" draw:layer="layout" svg:x1="0.034cm" svg:y1="2.998cm" svg:x2="5.828cm" svg:y2="2.998cm">
          <text:p/>
        </draw:line>
        <draw:line draw:style-name="gr3" draw:text-style-name="P1" draw:layer="layout" svg:x1="2.899cm" svg:y1="2.993cm" svg:x2="3.879cm" svg:y2="2.204cm">
          <text:p/>
        </draw:line>
        <draw:line draw:style-name="gr3" draw:text-style-name="P1" draw:layer="layout" svg:x1="2.899cm" svg:y1="2.993cm" svg:x2="3.468cm" svg:y2="1.485cm">
          <text:p/>
        </draw:line>
        <draw:line draw:style-name="gr3" draw:text-style-name="P1" draw:layer="layout" svg:x1="2.9cm" svg:y1="2.994cm" svg:x2="2.738cm" svg:y2="2.222cm">
          <text:p/>
        </draw:line>
        <draw:frame draw:style-name="gr5" draw:text-style-name="P1" draw:layer="layout" svg:width="0.435cm" svg:height="0.274cm" svg:x="5.357cm" svg:y="3.12cm">
          <draw:image xlink:href="Pictures/2000000C0000018C000000FA45E4E980.svm" xlink:type="simple" xlink:show="embed" xlink:actuate="onLoad">
            <text:p text:style-name="P1"><text:s/></text:p>
          </draw:image>
        </draw:frame>
        <draw:frame draw:style-name="gr6" draw:text-style-name="P1" draw:layer="layout" svg:width="0.446cm" svg:height="0.265cm" svg:x="2.286cm" svg:y="0.084cm">
          <draw:image xlink:href="Pictures/2000000C00000196000000F27AB83B2D.svm" xlink:type="simple" xlink:show="embed" xlink:actuate="onLoad">
            <text:p/>
          </draw:image>
        </draw:frame>
        <draw:line draw:style-name="gr7" draw:text-style-name="P1" draw:layer="layout" svg:x1="2.899cm" svg:y1="2.997cm" svg:x2="2.159cm" svg:y2="1.905cm">
          <text:p/>
        </draw:line>
        <draw:line draw:style-name="gr8" draw:text-style-name="P1" draw:layer="layout" svg:x1="2.899cm" svg:y1="2.998cm" svg:x2="2.899cm" svg:y2="0.108cm">
          <text:p/>
        </draw:line>
        <draw:g>
          <svg:title>TexMaths</svg:title>
          <svg:desc>12§display§\phi_1</svg:desc>
          <draw:polygon draw:style-name="gr9" draw:layer="layout" svg:width="0.419cm" svg:height="0.373cm" svg:x="3.581cm" svg:y="1.583cm" svg:viewBox="0 0 420 374" draw:points="210,374 0,374 0,0 420,0 420,374">
            <text:p/>
          </draw:polygon>
          <draw:path draw:style-name="gr10" draw:layer="layout" svg:width="0.22cm" svg:height="0.378cm" svg:x="3.601cm" svg:y="1.583cm" svg:viewBox="0 0 221 379" svg:d="M163 10l1-5c0-1 0-5-4-5s-5 1-6 8l-24 98c-68 2-130 58-130 116 0 39 30 73 80 75-2 14-6 27-9 40-5 20-9 36-9 37 0 5 3 5 5 5s3 0 4-1 3-12 5-18l16-63c68-2 129-58 129-115 0-33-22-72-81-76zM83 288c-25-1-55-16-55-58 0-50 36-109 98-115zM138 115c31 1 55 22 55 58 0 50-36 110-99 115z">
            <text:p/>
          </draw:path>
          <draw:path draw:style-name="gr10" draw:layer="layout" svg:width="0.107cm" svg:height="0.194cm" svg:x="3.864cm" svg:y="1.743cm" svg:viewBox="0 0 108 195" svg:d="M67 8c0-8-1-8-9-8-20 18-46 19-58 19v11c7 0 26 0 43-8v150c0 9 0 14-30 14h-11v9c5 0 41-1 53-1 9 0 46 1 53 1v-9h-12c-29 0-29-5-29-14z">
            <text:p/>
          </draw:path>
        </draw:g>
        <draw:g>
          <svg:title>TexMaths</svg:title>
          <svg:desc>12§display§\phi_2</svg:desc>
          <draw:polygon draw:style-name="gr9" draw:layer="layout" svg:width="0.419cm" svg:height="0.373cm" svg:x="3.066cm" svg:y="0.737cm" svg:viewBox="0 0 420 374" draw:points="210,374 0,374 0,0 420,0 420,374">
            <text:p/>
          </draw:polygon>
          <draw:path draw:style-name="gr10" draw:layer="layout" svg:width="0.22cm" svg:height="0.378cm" svg:x="3.086cm" svg:y="0.737cm" svg:viewBox="0 0 221 379" svg:d="M163 10l1-5c0-1 0-5-4-5s-5 1-6 8l-24 98c-68 2-130 58-130 116 0 39 30 73 80 75-2 14-6 27-9 40-5 20-9 36-9 37 0 5 3 5 5 5s3 0 4-1 3-12 5-18l16-63c68-2 129-58 129-115 0-33-22-72-81-76zM83 288c-25-1-55-16-55-58 0-50 36-109 98-115zM138 115c31 1 55 22 55 58 0 50-36 110-99 115z">
            <text:p/>
          </draw:path>
          <draw:path draw:style-name="gr10" draw:layer="layout" svg:width="0.13cm" svg:height="0.194cm" svg:x="3.336cm" svg:y="0.897cm" svg:viewBox="0 0 131 195" svg:d="M131 143h-11c0 6-4 24-7 26-3 1-25 1-29 1h-55c31-26 42-34 60-49 21-17 42-36 42-63 0-36-31-58-70-58-36 0-61 25-61 53 0 15 13 17 16 17 7 0 15-5 15-16 0-6-2-16-17-16 9-21 29-27 42-27 30 0 46 23 46 47 0 25-18 45-28 56l-72 71c-2 2-2 2-2 10h121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842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17T02:34:24</meta:creation-date>
    <dc:date>2014-04-27T04:58:21.581332333</dc:date>
    <meta:editing-duration>PT5H39M32S</meta:editing-duration>
    <meta:editing-cycles>62</meta:editing-cycles>
    <meta:generator>LibreOffice/4.2.2.1$Linux_X86_64 LibreOffice_project/420m0$Build-1</meta:generator>
    <meta:document-statistic meta:object-count="19"/>
  </office:meta>
</office:document-meta>
</file>